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5888b" officeooo:paragraph-rsid="0025888b"/>
    </style:style>
    <style:style style:name="P2" style:family="paragraph" style:parent-style-name="Standard">
      <style:text-properties officeooo:rsid="00275da7" officeooo:paragraph-rsid="00275d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rting and gathering part 2</text:p>
      <text:p text:style-name="P1"/>
      <text:p text:style-name="P1">Welcome back to sorting and gathering, lets get started looking at partial sorts</text:p>
      <text:p text:style-name="P1"/>
      <text:p text:style-name="P1">These are the signatures for partial_sort, as you can see, this is slightly different then the full sort functions in that it takes in a third iterator called middle. Middle defines one past the element you want to sort until. </text:p>
      <text:p text:style-name="P1"/>
      <text:p text:style-name="P1">Partial sort rearranges the elements such that first through middle – 1 contains the smallest sorted elements of first to last. There is no guarantee as to the order of the sort after middle, as this is not a stable sort. </text:p>
      <text:p text:style-name="P1"/>
      <text:p text:style-name="P2">These are the signatures of partial sort copy. Notice that partial sort copy takes in the first and last of the source, and first and last of the destination. This is because they can be different sizes!</text:p>
      <text:p text:style-name="P2"/>
      <text:p text:style-name="P2">Partial sort copy works like a normal sort copy if you copy to a larger container then wehre the source data was stored. However if you copy to a smaller container, then the destination container will contain the first N smallest elements, however you can define what smallest means my making your own compare. </text:p>
      <text:p text:style-name="P2"/>
      <text:p text:style-name="P2">Finally we have the signatures for what I think is the most interesting sort related function, nth_element. </text:p>
      <text:p text:style-name="P2"/>
      <text:p text:style-name="P2">nth_element is a funky algorith in that it is a partial sorting algorithm that rearranges the elements in [first, last) such that the nth element in the sequence is whatever would have been there if it were fully sorted. Just a note that if nth is an end iterator, then this function has no effect. Lets take a look at these partial sorts with some code. </text:p>
      <text:p text:style-name="P2"/>
      <text:p text:style-name="P2">&lt;partial_sorts.cpp&gt;</text:p>
      <text:p text:style-name="P2"/>
      <text:p text:style-name="P2">In the next video we will continue with this topic in part 3. Thanks for watch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3-03T21:36:15.790403501</dc:date>
    <meta:editing-duration>PT3H14M50S</meta:editing-duration>
    <meta:editing-cycles>9</meta:editing-cycles>
    <meta:generator>LibreOffice/6.0.7.3$Linux_X86_64 LibreOffice_project/00m0$Build-3</meta:generator>
    <meta:document-statistic meta:table-count="0" meta:image-count="0" meta:object-count="0" meta:page-count="1" meta:paragraph-count="10" meta:word-count="289" meta:character-count="1636" meta:non-whitespace-character-count="1350"/>
  </office:meta>
</office:document-meta>
</file>